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FJSONUtilsTest_4.f( HashSet &lt; BigDecimalDO &gt; a , BigDecimalDO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4.test_for_hs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SFJSONUtilsTest_4.findMethod( String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DO.getB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DO.setBd( BigDecimal b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